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0" style:family="paragraph" style:parent-style-name="Table_20_Contents">
      <style:text-properties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5" style:family="paragraph" style:parent-style-name="Table_20_Contents">
      <style:text-properties officeooo:rsid="000bac82" officeooo:paragraph-rsid="0066f2ee"/>
    </style:style>
    <style:style style:name="P5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7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89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0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1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5" style:family="paragraph" style:parent-style-name="Text_20_body">
      <style:text-properties officeooo:rsid="0063f0b0"/>
    </style:style>
    <style:style style:name="P96" style:family="paragraph" style:parent-style-name="Standard">
      <style:paragraph-properties fo:break-before="page"/>
      <style:text-properties officeooo:paragraph-rsid="006217d2"/>
    </style:style>
    <style:style style:name="P9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9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4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1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11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1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0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12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122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123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1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125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126" style:family="paragraph" style:parent-style-name="Table_20_Contents">
      <style:text-properties officeooo:paragraph-rsid="0066f2ee"/>
    </style:style>
    <style:style style:name="P127" style:family="paragraph" style:parent-style-name="Table_20_Contents">
      <style:text-properties officeooo:rsid="000bac82" officeooo:paragraph-rsid="0066f2ee"/>
    </style:style>
    <style:style style:name="P128" style:family="paragraph" style:parent-style-name="Table_20_Contents">
      <style:text-properties officeooo:paragraph-rsid="008a5ce4"/>
    </style:style>
    <style:style style:name="P129" style:family="paragraph" style:parent-style-name="Table_20_Contents">
      <style:text-properties officeooo:paragraph-rsid="008b4bd2"/>
    </style:style>
    <style:style style:name="P130" style:family="paragraph" style:parent-style-name="Table_20_Contents">
      <style:text-properties officeooo:paragraph-rsid="008c710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tyle="italic" style:font-name-asian="Times New Roman1" style:font-style-asian="italic" style:font-name-complex="Times New Roman1"/>
    </style:style>
    <style:style style:name="T36" style:family="text">
      <style:text-properties officeooo:rsid="00282cca" style:font-name-asian="Times New Roman1" style:font-name-complex="Times New Roman1"/>
    </style:style>
    <style:style style:name="T37" style:family="text">
      <style:text-properties officeooo:rsid="002e1b18" style:font-name-asian="Times New Roman1" style:font-name-complex="Times New Roman1" style:font-style-complex="normal"/>
    </style:style>
    <style:style style:name="T38" style:family="text">
      <style:text-properties officeooo:rsid="002e1b18" style:font-name-asian="Times New Roman1" style:font-name-complex="Times New Roman1"/>
    </style:style>
    <style:style style:name="T39" style:family="text">
      <style:text-properties officeooo:rsid="002e1b18"/>
    </style:style>
    <style:style style:name="T40" style:family="text">
      <style:text-properties officeooo:rsid="00181cf4"/>
    </style:style>
    <style:style style:name="T41" style:family="text">
      <style:text-properties fo:language="ru" fo:country="RU"/>
    </style:style>
    <style:style style:name="T42" style:family="text">
      <style:text-properties officeooo:rsid="003622d5"/>
    </style:style>
    <style:style style:name="T43" style:family="text">
      <style:text-properties officeooo:rsid="002e1b18" style:font-style-complex="normal"/>
    </style:style>
    <style:style style:name="T44" style:family="text">
      <style:text-properties officeooo:rsid="003622d5" style:font-style-complex="normal"/>
    </style:style>
    <style:style style:name="T45" style:family="text">
      <style:text-properties officeooo:rsid="0023c526" style:font-style-complex="normal"/>
    </style:style>
    <style:style style:name="T46" style:family="text">
      <style:text-properties officeooo:rsid="002ee2e5" style:font-style-complex="normal"/>
    </style:style>
    <style:style style:name="T47" style:family="text">
      <style:text-properties officeooo:rsid="002ee2e5" style:font-style-complex="normal" style:font-weight-complex="normal"/>
    </style:style>
    <style:style style:name="T48" style:family="text">
      <style:text-properties officeooo:rsid="0084b05b" style:font-style-complex="normal"/>
    </style:style>
    <style:style style:name="T49" style:family="text">
      <style:text-properties fo:language="en" fo:country="US"/>
    </style:style>
    <style:style style:name="T50" style:family="text">
      <style:text-properties fo:language="uk" fo:country="UA"/>
    </style:style>
    <style:style style:name="T51" style:family="text">
      <style:text-properties fo:language="uk" fo:country="UA" officeooo:rsid="002c9457"/>
    </style:style>
    <style:style style:name="T52" style:family="text">
      <style:text-properties fo:language="uk" fo:country="UA" officeooo:rsid="0021a7d8"/>
    </style:style>
    <style:style style:name="T53" style:family="text">
      <style:text-properties fo:language="uk" fo:country="UA" fo:font-weight="bold" style:font-weight-asian="bold" style:font-weight-complex="bold"/>
    </style:style>
    <style:style style:name="T54" style:family="text">
      <style:text-properties fo:language="uk" fo:country="UA" fo:font-weight="bold" officeooo:rsid="002c9457" style:font-weight-asian="bold" style:font-weight-complex="bold"/>
    </style:style>
    <style:style style:name="T55" style:family="text">
      <style:text-properties fo:language="uk" fo:country="UA" fo:font-weight="bold" officeooo:rsid="007055ea" style:font-weight-asian="bold" style:font-weight-complex="bold"/>
    </style:style>
    <style:style style:name="T56" style:family="text">
      <style:text-properties fo:language="uk" fo:country="UA" fo:font-weight="bold" officeooo:rsid="000bac82" style:font-weight-asian="bold" style:font-weight-complex="bold"/>
    </style:style>
    <style:style style:name="T57" style:family="text">
      <style:text-properties fo:language="uk" fo:country="UA" fo:font-weight="bold" officeooo:rsid="0021a7d8" style:font-weight-asian="bold" style:font-weight-complex="bold"/>
    </style:style>
    <style:style style:name="T58" style:family="text">
      <style:text-properties fo:language="uk" fo:country="UA" fo:font-weight="bold" officeooo:rsid="00694122" style:font-weight-asian="bold" style:font-weight-complex="bold"/>
    </style:style>
    <style:style style:name="T59" style:family="text">
      <style:text-properties fo:language="uk" fo:country="UA" fo:font-weight="bold" officeooo:rsid="008b4bd2" style:font-weight-asian="bold" style:font-weight-complex="bold"/>
    </style:style>
    <style:style style:name="T60" style:family="text">
      <style:text-properties fo:language="uk" fo:country="UA" fo:font-weight="normal" officeooo:rsid="0021a7d8" style:font-weight-asian="normal" style:font-weight-complex="normal"/>
    </style:style>
    <style:style style:name="T61" style:family="text">
      <style:text-properties fo:language="uk" fo:country="UA" fo:font-weight="normal" officeooo:rsid="0069f8c3" style:font-weight-asian="normal" style:font-weight-complex="normal"/>
    </style:style>
    <style:style style:name="T62" style:family="text">
      <style:text-properties fo:language="uk" fo:country="UA" officeooo:rsid="0058499d"/>
    </style:style>
    <style:style style:name="T63" style:family="text">
      <style:text-properties fo:language="uk" fo:country="UA" officeooo:rsid="00694122"/>
    </style:style>
    <style:style style:name="T64" style:family="text">
      <style:text-properties fo:language="uk" fo:country="UA" officeooo:rsid="007324d5"/>
    </style:style>
    <style:style style:name="T65" style:family="text">
      <style:text-properties fo:language="uk" fo:country="UA" officeooo:rsid="008a5ce4"/>
    </style:style>
    <style:style style:name="T66" style:family="text">
      <style:text-properties fo:language="uk" fo:country="UA" officeooo:rsid="008b4bd2"/>
    </style:style>
    <style:style style:name="T67" style:family="text">
      <style:text-properties fo:language="uk" fo:country="UA" officeooo:rsid="008c710e"/>
    </style:style>
    <style:style style:name="T68" style:family="text">
      <style:text-properties officeooo:rsid="003b8003"/>
    </style:style>
    <style:style style:name="T69" style:family="text">
      <style:text-properties officeooo:rsid="000f0310"/>
    </style:style>
    <style:style style:name="T70" style:family="text">
      <style:text-properties officeooo:rsid="0010dd33"/>
    </style:style>
    <style:style style:name="T71" style:family="text">
      <style:text-properties officeooo:rsid="00117476"/>
    </style:style>
    <style:style style:name="T72" style:family="text">
      <style:text-properties officeooo:rsid="0014585f"/>
    </style:style>
    <style:style style:name="T73" style:family="text">
      <style:text-properties officeooo:rsid="0042ad5b"/>
    </style:style>
    <style:style style:name="T74" style:family="text">
      <style:text-properties officeooo:rsid="00464a7d"/>
    </style:style>
    <style:style style:name="T75" style:family="text">
      <style:text-properties officeooo:rsid="005bc6ae"/>
    </style:style>
    <style:style style:name="T76" style:family="text">
      <style:text-properties officeooo:rsid="0060522a" style:font-weight-complex="normal"/>
    </style:style>
    <style:style style:name="T77" style:family="text">
      <style:text-properties officeooo:rsid="005ef863"/>
    </style:style>
    <style:style style:name="T78" style:family="text">
      <style:text-properties officeooo:rsid="0063f0b0"/>
    </style:style>
    <style:style style:name="T79" style:family="text">
      <style:text-properties officeooo:rsid="0066f2ee"/>
    </style:style>
    <style:style style:name="T80" style:family="text">
      <style:text-properties officeooo:rsid="006b7d4c"/>
    </style:style>
    <style:style style:name="T81" style:family="text">
      <style:text-properties officeooo:rsid="006e73f6"/>
    </style:style>
    <style:style style:name="T82" style:family="text">
      <style:text-properties officeooo:rsid="007055ea"/>
    </style:style>
    <style:style style:name="T83" style:family="text">
      <style:text-properties officeooo:rsid="0071856a"/>
    </style:style>
    <style:style style:name="T84" style:family="text">
      <style:text-properties officeooo:rsid="00728096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fo:font-size="12pt" style:font-name-asian="Times New Roman1" style:font-size-asian="12pt" style:font-name-complex="Times New Roman1" style:font-size-complex="12pt"/>
    </style:style>
    <style:style style:name="T87" style:family="text">
      <style:text-properties officeooo:rsid="0076c6f2"/>
    </style:style>
    <style:style style:name="T88" style:family="text">
      <style:text-properties fo:font-weight="bold" style:font-weight-asian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2c9457" style:font-weight-asian="bold" style:font-weight-complex="bold"/>
    </style:style>
    <style:style style:name="T91" style:family="text">
      <style:text-properties fo:font-weight="bold" officeooo:rsid="007055ea" style:font-weight-asian="bold" style:font-weight-complex="bold"/>
    </style:style>
    <style:style style:name="T92" style:family="text">
      <style:text-properties officeooo:rsid="007be8e8"/>
    </style:style>
    <style:style style:name="T93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9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1">№ Уроку</text:p>
          </table:table-cell>
          <table:table-cell table:style-name="Таблиця2.A1" office:value-type="string">
            <text:p text:style-name="P51">№ Теми</text:p>
          </table:table-cell>
          <table:table-cell table:style-name="Таблиця2.A1" office:value-type="string">
            <text:p text:style-name="P52">Тема урока</text:p>
          </table:table-cell>
          <table:table-cell table:style-name="Таблиця2.D1" office:value-type="string">
            <text:p text:style-name="P52"/>
          </table:table-cell>
          <table:table-cell table:style-name="Таблиця2.A1" office:value-type="string">
            <text:p text:style-name="P53"><text:span text:style-name="T83">8</text:span>-<text:span text:style-name="T74">А</text:span></text:p>
          </table:table-cell>
          <table:table-cell table:style-name="Таблиця2.A1" office:value-type="string">
            <text:p text:style-name="P53"><text:span text:style-name="T83">8</text:span>-<text:span text:style-name="T74">Б</text:span></text:p>
          </table:table-cell>
          <table:table-cell table:style-name="Таблиця2.G1" office:value-type="string">
            <text:p text:style-name="P53"><text:span text:style-name="T83">8</text:span>-<text:span text:style-name="T80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68">Виконав<text:span text:style-name="T41">ц</text:span>і алгоритмів </text:p>
          </table:table-cell>
          <table:table-cell table:style-name="Таблиця2.D1" table:number-rows-spanned="32" office:value-type="string">
            <text:p text:style-name="P100">Учень/учениця</text:p>
            <text:p text:style-name="P105">Знаннєва складова</text:p>
            <text:p text:style-name="P92"><text:span text:style-name="T1">Розуміє </text:span>призначення мови програмування та основних її елементів<text:span text:style-name="T41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85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05">Діяльнісна складова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05">Ціннісна складова 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68"><text:span text:style-name="T42">С</text:span>истеми команд <text:span text:style-name="T42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68"><text:span text:style-name="T44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4">Розбір</text:span><text:span text:style-name="T4"> </text:span><text:span text:style-name="T44">в</text:span><text:span text:style-name="T42">идів опису алгоритмів. </text:span>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68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8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8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68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8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3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69">Алгоритми з розгалуженнями. <text:span text:style-name="T92">Складання </text:span>алгоритм<text:span text:style-name="T42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68">Алгоритми з розгалуженнями. <text:span text:style-name="T42">Виконання </text:span>алгоритм<text:span text:style-name="T42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68">Алгоритми з повтореннями. <text:span text:style-name="T42">Складання </text:span>алгоритм<text:span text:style-name="T42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68">Алгоритми з повтореннями. <text:span text:style-name="T42">Виконання </text:span>алгоритм<text:span text:style-name="T42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6"><text:span text:style-name="T5">Практична робота №</text:span><text:span text:style-name="T6">4</text:span><text:span text:style-name="T5">. </text:span><text:span text:style-name="T76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59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7">алгоритмічних структур. </text:span><text:span text:style-name="T4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70">Повторення <text:span text:style-name="T92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66">Узагальнення <text:span text:style-name="T81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71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71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72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72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72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72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72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72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72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72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72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72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66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40">Тема 2</text:span>. <text:span text:style-name="T86">Кодування даних та апаратне забезпечення </text:span>(<text:span text:style-name="T87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14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99">Учень/учениця</text:p>
            <text:p text:style-name="P104">Знаннєва складова</text:p>
            <text:p text:style-name="P91"><text:span text:style-name="T1">Розуміє </text:span>поняття двійкового коду, називає<text:span text:style-name="T88"> </text:span>одиниці вимірювання його довжини та пояснює їх співвідношення.</text:p>
            <text:p text:style-name="P91"><text:span text:style-name="T1">Описує</text:span> загальний принцип побудови таблиці кодів символів.</text:p>
            <text:p text:style-name="P91"><text:span text:style-name="T1">Пояснює</text:span> деякі принципи кодування графічних даних.</text:p>
            <text:p text:style-name="P91"><text:span text:style-name="T1">Має уявлення</text:span> про взаємодію складових обчислювальних пристроїв, описує їхні основні характеристики.</text:p>
            <text:p text:style-name="P91"><text:span text:style-name="T1">Наводить приклади</text:span> застосування сучасних пристроїв у різних галузях. </text:p>
            <text:p text:style-name="P91"><text:span text:style-name="T1">Описує</text:span> процес обробки даних комп’ютерними пристроями</text:p>
            <text:p text:style-name="P107">Діяльнісна складова</text:p>
            <text:p text:style-name="P91"><text:span text:style-name="T1">Уміє</text:span> кодувати і декодувати повідомлення за певними правилами.</text:p>
            <text:p text:style-name="P91"><text:span text:style-name="T1">Визначає</text:span> характеристики складових персонального комп’ютера залежно від його призначення</text:p>
            <text:p text:style-name="P104">Ціннісна складова </text:p>
            <text:p text:style-name="P91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97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74"><text:span text:style-name="T8">Практична робота №</text:span><text:span text:style-name="T14">7</text:span><text:span text:style-name="T8">. </text:span>Кодування та декодування повідомлень. 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75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75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76"><text:span text:style-name="T8">Практична робота №</text:span><text:span text:style-name="T14">8</text:span><text:span text:style-name="T8">. </text:span><text:span text:style-name="T46">Кодування тексту й графічних даних.</text:span><text:span text:style-name="T8"> </text:span><text:span text:style-name="T47">Таблиці кодів символів. </text:span>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76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76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76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63"><text:span text:style-name="T29">Узагальнення з теми </text:span><text:span text:style-name="T93">Кодування даних та апаратне забезпечення.</text:span>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8">3</text:span>. <text:span text:style-name="T31">Створення та публікація веб-ресурсів </text:span>(<text:span text:style-name="T8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16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01">Учень/учениця</text:p>
            <text:p text:style-name="P109">Знаннєва складова</text:p>
            <text:p text:style-name="P111"><text:span text:style-name="T35">Наводить приклади</text:span><text:span text:style-name="T32"> засобів автоматизованого створення веб-сторінок</text:span></text:p>
            <text:p text:style-name="P111"><text:soft-page-break/><text:span text:style-name="T35">Розуміє</text:span><text:span text:style-name="T32"> поняття мови гіпертекстової розмітки.</text:span></text:p>
            <text:p text:style-name="P109">Діяльнісна складова</text:p>
            <text:p text:style-name="P93"><text:span text:style-name="T1">Створює</text:span> веб-сторінки за допомогою автоматизованих засобів та публікує їх в Інтернеті.</text:p>
            <text:p text:style-name="P93"><text:span text:style-name="T1">Використовує</text:span> гіпертекстові, графічні й мультимедійні елементи на веб-сторінках</text:p>
            <text:p text:style-name="P109">Ціннісна складова</text:p>
            <text:p text:style-name="P93"><text:span text:style-name="T1">Усвідомлює </text:span>важливість участі в діяльності глобальної інтернет-спільноти.</text:p>
            <text:p text:style-name="P89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79"><text:span text:style-name="T3">Практична робота №</text:span><text:span text:style-name="T15">9</text:span><text:span text:style-name="T3">.</text:span><text:span text:style-name="T39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61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61">Публікація веб-сайтів в інтернет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48"><text:span text:style-name="T3">Практична робота №</text:span><text:span text:style-name="T15">10</text:span><text:span text:style-name="T3">. </text:span><text:span text:style-name="T48">Використання графічних елементів на веб-сторінках. </text:span><text:span text:style-name="T39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82"><text:span text:style-name="T3">Практична робота №</text:span><text:span text:style-name="T9">1</text:span><text:span text:style-name="T15">1</text:span><text:span text:style-name="T3">. </text:span><text:span text:style-name="T48">Використання мультимедійних елементів на веб-сторінках.</text:span> 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8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85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62"><text:span text:style-name="T29">Узагальнення з теми <text:s/>«</text:span><text:span text:style-name="T36">Служби Інтернету»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7">4</text:span>. <text:span text:style-name="T31">Опрацювання мультимедійних об’єктів</text:span> (<text:span text:style-name="T8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117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03">Учень/учениця</text:p>
            <text:p text:style-name="P110">Знаннєва складова</text:p>
            <text:p text:style-name="P90"><text:span text:style-name="T1">Пояснює </text:span>принципи оцифровування звуку та відеоряду.</text:p>
            <text:p text:style-name="P90"><text:span text:style-name="T1">Розрізняє</text:span> формати аудіо- й відеофайлів.</text:p>
            <text:p text:style-name="P90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0"><text:span text:style-name="T1">Наводить приклади</text:span> сервісів для роботи з відео- й <text:s/>аудіоданими</text:p>
            <text:p text:style-name="P110">Діяльнісна <text:s/>складова</text:p>
            <text:p text:style-name="P90"><text:span text:style-name="T1">Використовує </text:span>програми для роботи з мультимедіа.</text:p>
            <text:p text:style-name="P90"><text:span text:style-name="T1">Перетворює </text:span>формати аудіо- й відеофайлів. </text:p>
            <text:p text:style-name="P90"><text:span text:style-name="T1">Будує</text:span> відеоряд.</text:p>
            <text:p text:style-name="P90"><text:soft-page-break/><text:span text:style-name="T1">Використовує</text:span> мультимедійні об’єкти в презентаціях</text:p>
            <text:p text:style-name="P110">Ціннісна складова</text:p>
            <text:p text:style-name="P90"><text:span text:style-name="T1">Використовує</text:span> контент з інтернет-джерел з урахуванням авторських прав. </text:p>
            <text:p text:style-name="P90"><text:span text:style-name="T1">Ураховує</text:span> художньо-естетичну складову <text:line-break/>в процесі створення мультимедійних об’єктів</text:p>
            <text:p text:style-name="P88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80"><text:span text:style-name="T3">Практична робота №</text:span><text:span text:style-name="T11">1</text:span><text:span text:style-name="T16">2</text:span><text:span text:style-name="T3">.</text:span><text:span text:style-name="T39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77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115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49"><text:span text:style-name="T3">Практична робота №</text:span><text:span text:style-name="T12">1</text:span><text:span text:style-name="T16">3</text:span><text:span text:style-name="T3"> </text:span><text:span text:style-name="T43">Захоплення аудіо й відео, створення аудіо-, відеофрагментів. </text:span><text:span text:style-name="T39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83"><text:span text:style-name="T3">Практична робота №</text:span><text:span text:style-name="T9">1</text:span><text:span text:style-name="T16">4</text:span><text:span text:style-name="T3">. </text:span><text:span text:style-name="T43">Побудова аудіо- й відеоряду. Додавання до кліпу ефектів.</text:span><text:span text:style-name="T3"> </text:span><text:span text:style-name="T43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86">Створення проекту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86">Повторення вивченого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62"><text:span text:style-name="T29">Узагальнення з теми <text:s/>«</text:span><text:span text:style-name="T36">Служби Інтернету»</text:span></text:p>
            <text:p text:style-name="P62"/>
            <text:p text:style-name="P62"><text:soft-page-break/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7">5</text:span>. <text:span text:style-name="T31">Опрацювання текстових даних</text:span> (<text:span text:style-name="T8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112">Пошук та заміна фрагментів тексту.</text:p>
          </table:table-cell>
          <table:table-cell table:style-name="Таблиця6.A2" table:number-rows-spanned="9" office:value-type="string">
            <text:p text:style-name="P102">Учень/учениця</text:p>
            <text:p text:style-name="P106">Знаннєва складова</text:p>
            <text:p text:style-name="P94"><text:span text:style-name="T1">Має уявлення</text:span> про принципи та можливості опрацювання текстових даних. </text:p>
            <text:p text:style-name="P94"><text:span text:style-name="T1">Має уявлення</text:span> про структуру документа. </text:p>
            <text:p text:style-name="P94"><text:span text:style-name="T1">Пояснює</text:span> принципи стильового оформлення та спільної роботи з документом.</text:p>
            <text:p text:style-name="P108">Діяльнісна складова</text:p>
            <text:p text:style-name="P94"><text:span text:style-name="T1">Знаходить і замінює</text:span> символи та групи символів. </text:p>
            <text:p text:style-name="P94"><text:span text:style-name="T1">Створює й використовує</text:span> гіперпосилання в текстовому документі.</text:p>
            <text:p text:style-name="P94"><text:span text:style-name="T1">Використовує </text:span>стилі для форматування документа. </text:p>
            <text:p text:style-name="P94"><text:span text:style-name="T1">Структурує</text:span> документ і створює його зміст.</text:p>
            <text:p text:style-name="P94"><text:span text:style-name="T1">Створює і редагує</text:span> колонтитули документа</text:p>
            <text:p text:style-name="P106">Ціннісна складова </text:p>
            <text:p text:style-name="P98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78"><text:span text:style-name="T3">Практична робота №</text:span><text:span text:style-name="T13">1</text:span><text:span text:style-name="T17">5</text:span><text:span text:style-name="T3">.</text:span><text:span text:style-name="T39"> </text:span><text:span text:style-name="T38">Форматування з використанням стилів. Структура документа.</text:span><text:span text:style-name="T39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119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113">Колонтитули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47"><text:span text:style-name="T3">Практична робота №</text:span><text:span text:style-name="T13">1</text:span><text:span text:style-name="T17">6</text:span><text:span text:style-name="T3">. </text:span><text:span text:style-name="T37">Гіперпосилання в текстових документах. </text:span><text:span text:style-name="T39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81"><text:span text:style-name="T3">Практична робота №</text:span><text:span text:style-name="T9">1</text:span><text:span text:style-name="T17">7</text:span><text:span text:style-name="T3">. </text:span><text:span text:style-name="T37">Спільна робота з документом. </text:span><text:span text:style-name="T43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84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84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65"><text:span text:style-name="T29">Узагальнення з теми <text:s/>«</text:span><text:span text:style-name="T36">Опрацювання текстових даних»</text:span></text:p>
            <text:p text:style-name="P64"/>
            <text:p text:style-name="P64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96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9">II </text:span></text:span><text:span text:style-name="Основной_20_шрифт_20_абзаца"><text:span text:style-name="T50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9">III</text:span></text:span><text:span text:style-name="Основной_20_шрифт_20_абзаца"><text:span text:style-name="T50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49">IV</text:span></text:span><text:span text:style-name="Основной_20_шрифт_20_абзаца"><text:span text:style-name="T50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83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4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68">0</text:span></text:p>
          </table:table-cell>
          <table:table-cell table:style-name="Таблица2.G2" office:value-type="string">
            <text:p text:style-name="P54">9</text:p>
          </table:table-cell>
        </table:table-row>
        <table:table-row>
          <table:table-cell table:style-name="Таблица2.A2" office:value-type="string">
            <text:p text:style-name="P39"><text:span text:style-name="T83">8</text:span>-Б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  <table:table-row>
          <table:table-cell table:style-name="Таблица2.A2" office:value-type="string">
            <text:p text:style-name="P39"><text:span text:style-name="T83">8</text:span>-<text:span text:style-name="T74">В</text:span>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50">ік контрольних та практичних робіт </text:span></text:span><text:span text:style-name="Основной_20_шрифт_20_абзаца"><text:span text:style-name="T64">8</text:span></text:span><text:span text:style-name="Основной_20_шрифт_20_абзаца"><text:span text:style-name="T50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83">8</text:span>-А</text:p>
          </table:table-cell>
          <table:table-cell table:style-name="Таблиця4.A2" office:value-type="string">
            <text:p text:style-name="P40"><text:span text:style-name="T83">8</text:span>-Б</text:p>
          </table:table-cell>
          <table:table-cell table:style-name="Таблиця4.D2" office:value-type="string">
            <text:p text:style-name="P40"><text:span text:style-name="T83">8</text:span>-<text:span text:style-name="T79">В</text:span></text:p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1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1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51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2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2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2"><text:span text:style-name="Основной_20_шрифт_20_абзаца"><text:span text:style-name="T56">Узагальнення №</text:span></text:span><text:span text:style-name="Основной_20_шрифт_20_абзаца"><text:span text:style-name="T54">1</text:span></text:span></text:p>
          </table:table-cell>
          <table:table-cell table:style-name="Таблиця4.A2" office:value-type="string">
            <text:p text:style-name="P120"><text:span text:style-name="Основной_20_шрифт_20_абзаца"><text:span text:style-name="T90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60">Практична робота №</text:span></text:span><text:span text:style-name="Основной_20_шрифт_20_абзаца"><text:span text:style-name="T61">6</text:span></text:span></text:p>
          </table:table-cell>
          <table:table-cell table:style-name="Таблиця4.A2" office:value-type="string">
            <text:p text:style-name="P121"><text:span text:style-name="Основной_20_шрифт_20_абзаца"><text:span text:style-name="T91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3"><text:span text:style-name="Основной_20_шрифт_20_абзаца"><text:span text:style-name="T56">Узагальнення №</text:span></text:span><text:span text:style-name="Основной_20_шрифт_20_абзаца"><text:span text:style-name="T55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60">Практична робота №</text:span></text:span><text:span text:style-name="Основной_20_шрифт_20_абзаца"><text:span text:style-name="T61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7">Практична робота №</text:span></text:span><text:span text:style-name="Основной_20_шрифт_20_абзаца"><text:span text:style-name="T58">8</text:span></text:span></text:p>
          </table:table-cell>
          <table:table-cell table:style-name="Таблиця4.A2" office:value-type="string">
            <text:p text:style-name="P37"><text:span text:style-name="Основной_20_шрифт_20_абзаца"><text:span text:style-name="T91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5"><text:span text:style-name="Основной_20_шрифт_20_абзаца"><text:span text:style-name="T54">Узагальнення №</text:span></text:span><text:span text:style-name="Основной_20_шрифт_20_абзаца"><text:span text:style-name="T55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8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5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4">Узагальнення №</text:span></text:span><text:span text:style-name="Основной_20_шрифт_20_абзаца"><text:span text:style-name="T55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9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6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9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6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9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6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9"><text:span text:style-name="Основной_20_шрифт_20_абзаца"><text:span text:style-name="T54">Узагальнення №</text:span></text:span><text:span text:style-name="Основной_20_шрифт_20_абзаца"><text:span text:style-name="T59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ext:soft-page-break/>
        <table:table-row>
          <table:table-cell table:style-name="Таблиця4.A2" office:value-type="string">
            <text:p text:style-name="P13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7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7">6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7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0"><text:span text:style-name="Основной_20_шрифт_20_абзаца"><text:span text:style-name="T54">Узагальнення №</text:span></text:span><text:span text:style-name="Основной_20_шрифт_20_абзаца"><text:span text:style-name="T55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9">Заступник</text:span> директора _________ М.В. Савіна<text:tab/><text:tab/><text:tab/><text:tab/><text:tab/><text:tab/><text:tab/><text:tab/><text:span text:style-name="T69">Д</text:span>иректор <text:span text:style-name="T69">школи</text:span> ____________ Л.М. Воробйов</text:p>
      <text:p text:style-name="P6">____________ 201<text:span text:style-name="T75">8</text:span> р.<text:tab/><text:tab/><text:tab/><text:tab/><text:tab/><text:tab/><text:tab/><text:tab/><text:tab/><text:tab/><text:tab/><text:tab/><text:tab/><text:tab/><text:tab/>_____________ 201<text:span text:style-name="T75">8</text:span> р.</text:p>
      <text:p text:style-name="P6">____________ 201<text:span text:style-name="T75">9</text:span> р.<text:tab/><text:tab/><text:tab/><text:tab/><text:tab/><text:tab/><text:tab/><text:tab/><text:tab/><text:tab/><text:tab/><text:tab/><text:tab/><text:tab/><text:tab/>_____________ 201<text:span text:style-name="T75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73">і</text:span>нформатики для <text:span text:style-name="T84">8</text:span> класів</text:p>
      <text:p text:style-name="P8"><text:span text:style-name="T69">в</text:span>читель Трубіцина А.Л.</text:p>
      <text:p text:style-name="P8">201<text:span text:style-name="T75">8</text:span>-201<text:span text:style-name="T75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84">8 </text:span>класу</text:p>
      <text:p text:style-name="P5">загальноосвітніх навчальних закладів <text:span text:style-name="T70">затверджена Міністерством освіти і науки України</text:span></text:p>
      <text:p text:style-name="P7">(Наказ МОН від <text:span text:style-name="T71">07.06.2017 №804</text:span>)</text:p>
      <text:p text:style-name="P7"/>
      <text:p text:style-name="P7"/>
      <text:p text:style-name="P7"/>
      <text:p text:style-name="P7"/>
      <text:p text:style-name="P7"><text:soft-page-break/></text:p>
      <text:p text:style-name="P10"/>
      <text:p text:style-name="P12"><text:span text:style-name="T30"><text:tab/><text:tab/></text:span><text:span text:style-name="T33">Погоджено на засіданні </text:span><text:span text:style-name="T34">Ш</text:span><text:span text:style-name="T33">МО</text:span></text:p>
      <text:p text:style-name="P4"><text:tab/><text:tab/>протокол № _____ від ___________ р.</text:p>
      <text:p text:style-name="P4"><text:tab/><text:tab/>кер. <text:span text:style-name="T72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44:14.372204860</dc:date>
    <meta:editing-duration>PT1H31M31S</meta:editing-duration>
    <meta:editing-cycles>54</meta:editing-cycles>
    <meta:generator>LibreOffice/6.1.1.2$Linux_X86_64 LibreOffice_project/10$Build-2</meta:generator>
    <meta:document-statistic meta:table-count="7" meta:image-count="0" meta:object-count="0" meta:page-count="8" meta:paragraph-count="355" meta:word-count="1248" meta:character-count="9054" meta:non-whitespace-character-count="8072"/>
  </office:meta>
</office:document-meta>
</file>